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Text_20_body">
      <style:paragraph-properties fo:text-align="start" style:justify-single-word="false"/>
      <style:text-properties officeooo:rsid="00143c6f" officeooo:paragraph-rsid="00143c6f"/>
    </style:style>
    <style:style style:name="P3" style:family="paragraph" style:parent-style-name="Text_20_body">
      <style:text-properties style:font-name="Arial" officeooo:paragraph-rsid="00193ba1"/>
    </style:style>
    <style:style style:name="P4" style:family="paragraph" style:parent-style-name="Text_20_body">
      <style:text-properties style:font-name="Arial" officeooo:paragraph-rsid="0014d31f"/>
    </style:style>
    <style:style style:name="P5" style:family="paragraph" style:parent-style-name="Text_20_body">
      <style:text-properties style:font-name="Arial" officeooo:rsid="0020b95d" officeooo:paragraph-rsid="0020b95d"/>
    </style:style>
    <style:style style:name="P6" style:family="paragraph" style:parent-style-name="Text_20_body">
      <style:text-properties style:font-name="Arial" officeooo:rsid="0020b95d" officeooo:paragraph-rsid="00389e48"/>
    </style:style>
    <style:style style:name="P7" style:family="paragraph" style:parent-style-name="Text_20_body">
      <style:text-properties style:font-name="Arial" officeooo:paragraph-rsid="001604cb"/>
    </style:style>
    <style:style style:name="P8" style:family="paragraph" style:parent-style-name="Text_20_body">
      <style:text-properties style:font-name="Arial" officeooo:paragraph-rsid="00164140"/>
    </style:style>
    <style:style style:name="P9" style:family="paragraph" style:parent-style-name="Text_20_body">
      <style:text-properties style:font-name="Arial" officeooo:rsid="0023f235" officeooo:paragraph-rsid="0023f235"/>
    </style:style>
    <style:style style:name="P10" style:family="paragraph" style:parent-style-name="Text_20_body">
      <style:text-properties style:font-name="Arial" officeooo:paragraph-rsid="0014af02"/>
    </style:style>
    <style:style style:name="P11" style:family="paragraph" style:parent-style-name="Text_20_body">
      <style:text-properties style:font-name="Arial" officeooo:rsid="00143c6f" officeooo:paragraph-rsid="00143c6f"/>
    </style:style>
    <style:style style:name="P12" style:family="paragraph" style:parent-style-name="Text_20_body">
      <style:paragraph-properties fo:text-align="start" style:justify-single-word="false"/>
      <style:text-properties style:font-name="Arial" officeooo:rsid="00143c6f" officeooo:paragraph-rsid="00143c6f"/>
    </style:style>
    <style:style style:name="P13" style:family="paragraph" style:parent-style-name="Text_20_body">
      <style:text-properties style:font-name="Arial" officeooo:paragraph-rsid="00143c6f"/>
    </style:style>
    <style:style style:name="P14" style:family="paragraph" style:parent-style-name="Text_20_body">
      <style:text-properties style:font-name="Arial" officeooo:paragraph-rsid="002f45fc"/>
    </style:style>
    <style:style style:name="P15" style:family="paragraph" style:parent-style-name="Text_20_body">
      <style:text-properties style:font-name="Arial" officeooo:rsid="002f45fc" officeooo:paragraph-rsid="002f45fc"/>
    </style:style>
    <style:style style:name="P16" style:family="paragraph" style:parent-style-name="Text_20_body">
      <style:text-properties style:font-name="Arial" officeooo:paragraph-rsid="0020b95d"/>
    </style:style>
    <style:style style:name="P17" style:family="paragraph" style:parent-style-name="Text_20_body">
      <style:paragraph-properties fo:text-align="center" style:justify-single-word="false"/>
      <style:text-properties style:font-name="Arial" fo:font-size="22pt" fo:font-weight="bold" officeooo:rsid="00143c6f" officeooo:paragraph-rsid="002b98d5" style:font-size-asian="22pt" style:font-weight-asian="bold" style:font-size-complex="22pt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Arial" fo:font-size="22pt" fo:font-weight="bold" officeooo:rsid="0038887a" officeooo:paragraph-rsid="0038887a" style:font-size-asian="22pt" style:font-weight-asian="bold" style:font-size-complex="22pt" style:font-weight-complex="bold"/>
    </style:style>
    <style:style style:name="P19" style:family="paragraph" style:parent-style-name="Text_20_body">
      <style:text-properties style:font-name="Arial" fo:font-size="16.1000003814697pt" fo:font-weight="bold" officeooo:rsid="001604cb" officeooo:paragraph-rsid="001604c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0" style:family="paragraph" style:parent-style-name="Text_20_body">
      <style:text-properties officeooo:paragraph-rsid="0020b95d"/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4" style:family="paragraph" style:parent-style-name="Standard">
      <style:text-properties style:font-name="Arial"/>
    </style:style>
    <style:style style:name="P25" style:family="paragraph" style:parent-style-name="Standard">
      <style:text-properties style:font-name="Arial" officeooo:paragraph-rsid="0014d31f"/>
    </style:style>
    <style:style style:name="P26" style:family="paragraph" style:parent-style-name="Standard">
      <style:text-properties style:font-name="Arial" officeooo:rsid="001604cb" officeooo:paragraph-rsid="001604cb"/>
    </style:style>
    <style:style style:name="P27" style:family="paragraph" style:parent-style-name="Standard">
      <style:text-properties style:font-name="Arial" officeooo:rsid="001604cb" officeooo:paragraph-rsid="001edb98"/>
    </style:style>
    <style:style style:name="P28" style:family="paragraph" style:parent-style-name="Standard">
      <style:text-properties style:font-name="Arial" officeooo:paragraph-rsid="001604cb"/>
    </style:style>
    <style:style style:name="P29" style:family="paragraph" style:parent-style-name="Standard">
      <style:text-properties style:font-name="Arial" officeooo:paragraph-rsid="00193ba1"/>
    </style:style>
    <style:style style:name="P30" style:family="paragraph" style:parent-style-name="Standard">
      <style:text-properties style:font-name="Arial" officeooo:paragraph-rsid="001d4fbd"/>
    </style:style>
    <style:style style:name="P31" style:family="paragraph" style:parent-style-name="Standard">
      <style:text-properties style:font-name="Arial" officeooo:rsid="001f5bb4" officeooo:paragraph-rsid="001f5bb4"/>
    </style:style>
    <style:style style:name="P32" style:family="paragraph" style:parent-style-name="Standard">
      <style:text-properties style:font-name="Arial" officeooo:rsid="001b7a21" officeooo:paragraph-rsid="001b7a21"/>
    </style:style>
    <style:style style:name="P33" style:family="paragraph" style:parent-style-name="Standard">
      <style:text-properties style:font-name="Arial" officeooo:paragraph-rsid="001b7a21"/>
    </style:style>
    <style:style style:name="P34" style:family="paragraph" style:parent-style-name="Standard">
      <style:text-properties style:font-name="Arial" officeooo:paragraph-rsid="00164140"/>
    </style:style>
    <style:style style:name="P35" style:family="paragraph" style:parent-style-name="Standard">
      <style:text-properties style:font-name="Arial" officeooo:paragraph-rsid="001edb98"/>
    </style:style>
    <style:style style:name="P36" style:family="paragraph" style:parent-style-name="Standard">
      <style:text-properties style:font-name="Arial" officeooo:rsid="002b98d5" officeooo:paragraph-rsid="002b98d5"/>
    </style:style>
    <style:style style:name="P37" style:family="paragraph" style:parent-style-name="Standard">
      <style:text-properties style:font-name="Arial" officeooo:rsid="002d3ff1" officeooo:paragraph-rsid="002d3ff1"/>
    </style:style>
    <style:style style:name="P38" style:family="paragraph" style:parent-style-name="Standard">
      <style:text-properties style:font-name="Arial" officeooo:rsid="002ed837" officeooo:paragraph-rsid="002ed837"/>
    </style:style>
    <style:style style:name="P39" style:family="paragraph" style:parent-style-name="Standard">
      <style:text-properties style:font-name="Arial" officeooo:rsid="0031daa2" officeooo:paragraph-rsid="0031daa2"/>
    </style:style>
    <style:style style:name="P40" style:family="paragraph" style:parent-style-name="Standard">
      <style:text-properties style:font-name="Arial" officeooo:rsid="0035430a" officeooo:paragraph-rsid="0035430a"/>
    </style:style>
    <style:style style:name="P41" style:family="paragraph" style:parent-style-name="Standard">
      <style:text-properties style:font-name="Arial" officeooo:rsid="003bcf75" officeooo:paragraph-rsid="003bcf75"/>
    </style:style>
    <style:style style:name="P42" style:family="paragraph" style:parent-style-name="Standard">
      <style:text-properties officeooo:rsid="0035430a" officeooo:paragraph-rsid="0035430a"/>
    </style:style>
    <style:style style:name="P43" style:family="paragraph" style:parent-style-name="Standard">
      <style:text-properties officeooo:paragraph-rsid="0035430a"/>
    </style:style>
    <style:style style:name="P44" style:family="paragraph" style:parent-style-name="Title">
      <style:text-properties style:font-name="Arial" fo:font-size="28pt" fo:font-weight="bold" officeooo:rsid="00143c6f" officeooo:paragraph-rsid="00143c6f" style:font-name-asian="Noto Sans CJK SC" style:font-size-asian="28pt" style:font-weight-asian="bold" style:font-name-complex="Lohit Devanagari" style:font-size-complex="28pt" style:font-weight-complex="bold"/>
    </style:style>
    <style:style style:name="P45" style:family="paragraph" style:parent-style-name="Title">
      <style:text-properties style:font-name="Arial" officeooo:rsid="00143c6f" officeooo:paragraph-rsid="00143c6f"/>
    </style:style>
    <style:style style:name="P46" style:family="paragraph" style:parent-style-name="Heading_20_1">
      <style:text-properties style:font-name="Arial" officeooo:paragraph-rsid="0020b95d"/>
    </style:style>
    <style:style style:name="P47" style:family="paragraph" style:parent-style-name="Heading_20_1">
      <style:text-properties style:font-name="Arial" officeooo:rsid="001604cb" officeooo:paragraph-rsid="001604cb"/>
    </style:style>
    <style:style style:name="P48" style:family="paragraph" style:parent-style-name="Heading_20_1">
      <style:paragraph-properties fo:break-before="page"/>
      <style:text-properties style:font-name="Arial" officeooo:rsid="0014af02" officeooo:paragraph-rsid="0014af02"/>
    </style:style>
    <style:style style:name="P49" style:family="paragraph" style:parent-style-name="Heading_20_2">
      <style:text-properties style:font-name="Arial" officeooo:rsid="0014af02" officeooo:paragraph-rsid="0014af02"/>
    </style:style>
    <style:style style:name="P50" style:family="paragraph" style:parent-style-name="Heading_20_2">
      <style:text-properties style:font-name="Arial" fo:font-size="16.1000003814697pt" fo:font-weight="bold" officeooo:rsid="00193ba1" officeooo:paragraph-rsid="00193ba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1" style:family="paragraph" style:parent-style-name="Heading_20_2">
      <style:text-properties style:font-name="Arial" fo:font-size="16.1000003814697pt" fo:font-weight="bold" officeooo:rsid="0014d31f" officeooo:paragraph-rsid="0014d31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2" style:family="paragraph" style:parent-style-name="Heading_20_2">
      <style:text-properties style:font-name="Arial" fo:font-size="16.1000003814697pt" fo:font-weight="bold" officeooo:rsid="00365f29" officeooo:paragraph-rsid="00365f2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3" style:family="paragraph" style:parent-style-name="Heading_20_2">
      <style:text-properties style:font-name="Arial" fo:font-size="16.1000003814697pt" fo:font-weight="bold" officeooo:rsid="00365f29" officeooo:paragraph-rsid="003c590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4" style:family="paragraph" style:parent-style-name="Heading_20_2">
      <style:text-properties style:font-name="Arial" fo:font-size="16.1000003814697pt" fo:font-weight="bold" officeooo:rsid="0035430a" officeooo:paragraph-rsid="0035430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5" style:family="paragraph" style:parent-style-name="Heading_20_2">
      <style:text-properties style:font-name="Arial" fo:font-size="16.1000003814697pt" fo:font-weight="bold" officeooo:rsid="001604cb" officeooo:paragraph-rsid="001604c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6" style:family="paragraph" style:parent-style-name="Heading_20_2">
      <style:text-properties style:font-name="Arial" officeooo:rsid="0014d31f" officeooo:paragraph-rsid="0014d31f"/>
    </style:style>
    <style:style style:name="P57" style:family="paragraph" style:parent-style-name="Heading_20_2">
      <style:text-properties style:font-name="Arial" officeooo:rsid="001604cb" officeooo:paragraph-rsid="00164140"/>
    </style:style>
    <style:style style:name="P58" style:family="paragraph" style:parent-style-name="Heading_20_2">
      <style:text-properties style:font-name="Arial" officeooo:paragraph-rsid="00164140"/>
    </style:style>
    <style:style style:name="P59" style:family="paragraph" style:parent-style-name="Heading_20_2">
      <style:text-properties style:font-name="Arial" officeooo:paragraph-rsid="001604cb"/>
    </style:style>
    <style:style style:name="P60" style:family="paragraph" style:parent-style-name="Heading_20_2">
      <style:text-properties officeooo:rsid="002f45fc" officeooo:paragraph-rsid="002f45fc"/>
    </style:style>
    <style:style style:name="P61" style:family="paragraph" style:parent-style-name="Heading_20_3">
      <style:text-properties style:font-name="Arial" officeooo:rsid="00164140" officeooo:paragraph-rsid="00164140"/>
    </style:style>
    <style:style style:name="P62" style:family="paragraph" style:parent-style-name="Standard">
      <style:text-properties officeooo:rsid="003c5907" officeooo:paragraph-rsid="003c5907"/>
    </style:style>
    <style:style style:name="P63" style:family="paragraph" style:parent-style-name="Standard">
      <style:text-properties style:font-name="Arial" officeooo:rsid="003c5907" officeooo:paragraph-rsid="003da71e"/>
    </style:style>
    <style:style style:name="P64" style:family="paragraph" style:parent-style-name="Text_20_body">
      <style:text-properties style:font-name="Arial" fo:font-size="12pt" fo:font-weight="normal" officeooo:rsid="00365f29" officeooo:paragraph-rsid="00365f29" style:font-name-asian="Noto Sans CJK SC" style:font-size-asian="10.5pt" style:font-weight-asian="normal" style:font-name-complex="Lohit Devanagari" style:font-size-complex="12pt" style:font-weight-complex="normal"/>
    </style:style>
    <style:style style:name="T1" style:family="text">
      <style:text-properties officeooo:rsid="0014af02"/>
    </style:style>
    <style:style style:name="T2" style:family="text">
      <style:text-properties officeooo:rsid="001604cb"/>
    </style:style>
    <style:style style:name="T3" style:family="text">
      <style:text-properties officeooo:rsid="00164140"/>
    </style:style>
    <style:style style:name="T4" style:family="text">
      <style:text-properties officeooo:rsid="001751be"/>
    </style:style>
    <style:style style:name="T5" style:family="text">
      <style:text-properties officeooo:rsid="001d4fbd"/>
    </style:style>
    <style:style style:name="T6" style:family="text">
      <style:text-properties officeooo:rsid="0020b95d"/>
    </style:style>
    <style:style style:name="T7" style:family="text">
      <style:text-properties officeooo:rsid="00226834"/>
    </style:style>
    <style:style style:name="T8" style:family="text">
      <style:text-properties fo:font-size="18.2000007629395pt" fo:font-weight="bold" officeooo:rsid="0020b95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" style:family="text">
      <style:text-properties fo:font-size="16.1000003814697pt" fo:font-weight="bold" officeooo:rsid="001641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fo:font-size="16.1000003814697pt" fo:font-weight="bold" officeooo:rsid="001604c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" style:family="text">
      <style:text-properties fo:font-size="16.1000003814697pt" fo:font-weight="bold" officeooo:rsid="0035430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" style:family="text">
      <style:text-properties officeooo:rsid="002be654"/>
    </style:style>
    <style:style style:name="T13" style:family="text">
      <style:text-properties style:font-name="Arial" officeooo:rsid="0020b95d"/>
    </style:style>
    <style:style style:name="T14" style:family="text">
      <style:text-properties style:font-name="Arial" officeooo:rsid="0022bc2f"/>
    </style:style>
    <style:style style:name="T15" style:family="text">
      <style:text-properties style:font-name="Arial" officeooo:rsid="003ae3f8"/>
    </style:style>
    <style:style style:name="T16" style:family="text">
      <style:text-properties officeooo:rsid="0038887a"/>
    </style:style>
    <style:style style:name="T17" style:family="text">
      <style:text-properties officeooo:rsid="0035430a"/>
    </style:style>
    <style:style style:name="T18" style:family="text">
      <style:text-properties style:font-name="Arial1" officeooo:rsid="0038887a"/>
    </style:style>
    <style:style style:name="T19" style:family="text">
      <style:text-properties officeooo:rsid="00389e48"/>
    </style:style>
    <style:style style:name="T20" style:family="text">
      <style:text-properties officeooo:rsid="0039b09d"/>
    </style:style>
    <style:style style:name="T21" style:family="text">
      <style:text-properties officeooo:rsid="003a1445"/>
    </style:style>
    <style:style style:name="T22" style:family="text">
      <style:text-properties officeooo:rsid="003c61ca"/>
    </style:style>
    <style:style style:name="T23" style:family="text">
      <style:text-properties style:font-name="Courier New" fo:font-size="13.5pt" officeooo:rsid="003c61ca"/>
    </style:style>
    <style:style style:name="T24" style:family="text">
      <style:text-properties officeooo:rsid="003da71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SPACESHIP</text:p>
      <text:p text:style-name="P44">MANAGEMENT</text:p>
      <text:p text:style-name="P45">SYSTEM</text:p>
      <text:p text:style-name="P11"/>
      <text:p text:style-name="P11"/>
      <text:p text:style-name="P11"/>
      <text:p text:style-name="P11"/>
      <text:p text:style-name="P13"/>
      <text:p text:style-name="P18">MEHMET PEKMEZCİ</text:p>
      <text:p text:style-name="P17">2023</text:p>
      <text:p text:style-name="P1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  <text:p text:style-name="P21"><text:a xlink:type="simple" xlink:href="#__RefHeading___Toc201_2986501323" text:style-name="Index_20_Link" text:visited-style-name="Index_20_Link">1. Development Principles<text:tab/>3</text:a></text:p>
          <text:p text:style-name="P22"><text:a xlink:type="simple" xlink:href="#__RefHeading___Toc203_2986501323" text:style-name="Index_20_Link" text:visited-style-name="Index_20_Link">1.1. Test<text:tab/>3</text:a></text:p>
          <text:p text:style-name="P22"><text:a xlink:type="simple" xlink:href="#__RefHeading___Toc205_2986501323" text:style-name="Index_20_Link" text:visited-style-name="Index_20_Link">1.2. Log<text:tab/>3</text:a></text:p>
          <text:p text:style-name="P22"><text:a xlink:type="simple" xlink:href="#__RefHeading___Toc207_2986501323" text:style-name="Index_20_Link" text:visited-style-name="Index_20_Link">1.3. Measurement<text:tab/>3</text:a></text:p>
          <text:p text:style-name="P22"><text:a xlink:type="simple" xlink:href="#__RefHeading___Toc346_1363580927" text:style-name="Index_20_Link" text:visited-style-name="Index_20_Link">1.4. Thirdparty Library Management<text:tab/>3</text:a></text:p>
          <text:p text:style-name="P22"><text:a xlink:type="simple" xlink:href="#__RefHeading___Toc209_2986501323" text:style-name="Index_20_Link" text:visited-style-name="Index_20_Link">1.5. Configuration<text:tab/>4</text:a></text:p>
          <text:p text:style-name="P22"><text:a xlink:type="simple" xlink:href="#__RefHeading___Toc211_2986501323" text:style-name="Index_20_Link" text:visited-style-name="Index_20_Link">1.6. Documentation<text:tab/>4</text:a></text:p>
          <text:p text:style-name="P22"><text:a xlink:type="simple" xlink:href="#__RefHeading___Toc348_1363580927" text:style-name="Index_20_Link" text:visited-style-name="Index_20_Link">1.7. Training<text:tab/>4</text:a></text:p>
          <text:p text:style-name="P22"><text:a xlink:type="simple" xlink:href="#__RefHeading___Toc350_1363580927" text:style-name="Index_20_Link" text:visited-style-name="Index_20_Link">1.8. Education<text:tab/>4</text:a></text:p>
          <text:p text:style-name="P22"><text:a xlink:type="simple" xlink:href="#__RefHeading___Toc213_2986501323" text:style-name="Index_20_Link" text:visited-style-name="Index_20_Link">1.9. Software Configuration Management<text:tab/>4</text:a></text:p>
          <text:p text:style-name="P21"><text:a xlink:type="simple" xlink:href="#__RefHeading___Toc215_2986501323" text:style-name="Index_20_Link" text:visited-style-name="Index_20_Link">2. Deployment Principles<text:tab/>5</text:a></text:p>
          <text:p text:style-name="P22"><text:a xlink:type="simple" xlink:href="#__RefHeading___Toc352_1363580927" text:style-name="Index_20_Link" text:visited-style-name="Index_20_Link">2.1. Lab Deployment Principles<text:tab/>5</text:a></text:p>
          <text:p text:style-name="P22"><text:a xlink:type="simple" xlink:href="#__RefHeading___Toc354_1363580927" text:style-name="Index_20_Link" text:visited-style-name="Index_20_Link">2.2. Platform Deployment Principles<text:tab/>5</text:a></text:p>
          <text:p text:style-name="P21"><text:a xlink:type="simple" xlink:href="#__RefHeading___Toc217_2986501323" text:style-name="Index_20_Link" text:visited-style-name="Index_20_Link">3. Architecture Principles<text:tab/>6</text:a></text:p>
          <text:p text:style-name="P22"><text:a xlink:type="simple" xlink:href="#__RefHeading___Toc219_2986501323" text:style-name="Index_20_Link" text:visited-style-name="Index_20_Link">3.1. Software Architecture<text:tab/>6</text:a></text:p>
          <text:p text:style-name="P23"><text:a xlink:type="simple" xlink:href="#__RefHeading___Toc221_2986501323" text:style-name="Index_20_Link" text:visited-style-name="Index_20_Link">3.1.1. Subsystem Integration Architecture<text:tab/>6</text:a></text:p>
          <text:p text:style-name="P22"><text:a xlink:type="simple" xlink:href="#__RefHeading___Toc223_2986501323" text:style-name="Index_20_Link" text:visited-style-name="Index_20_Link">3.2. Simulation/Training Architecture<text:tab/>6</text:a></text:p>
          <text:p text:style-name="P22"><text:a xlink:type="simple" xlink:href="#__RefHeading___Toc225_2986501323" text:style-name="Index_20_Link" text:visited-style-name="Index_20_Link">3.3. Hardware Architecture<text:tab/>6</text:a></text:p>
          <text:p text:style-name="P22"><text:a xlink:type="simple" xlink:href="#__RefHeading___Toc227_2986501323" text:style-name="Index_20_Link" text:visited-style-name="Index_20_Link">3.4. Network Architecture<text:tab/>6</text:a></text:p>
        </text:index-body>
      </text:table-of-content>
      <text:p text:style-name="P2"/>
      <text:h text:style-name="P48" text:outline-level="1"><text:bookmark-start text:name="__RefHeading___Toc201_2986501323"/>Development Principles<text:bookmark-end text:name="__RefHeading___Toc201_2986501323"/></text:h>
      <text:h text:style-name="P49" text:outline-level="2"><text:bookmark-start text:name="__RefHeading___Toc203_2986501323"/>Test<text:span text:style-name="T16">ing</text:span><text:bookmark-end text:name="__RefHeading___Toc203_2986501323"/></text:h>
      <text:p text:style-name="P25">1. ilk önce neyi, nasıl ve hangi altyapıyla test edeceğimizi yazalım.<text:line-break/>1.1. Automated testleri nasıl ve hangi altyapıyla icra edeceğiz, bunun altyapısını nasıl kuracağız.       <text:line-break/>     Automated Test : Kodu yazılmış olan testin , otomatik koşturulması ( Testçinin işini hafifletmek için)<text:line-break/>1.2. Automated testlerin kodlarının bir kısmını otomatik generate edebilen altyapılar var, <text:line-break/>     bunları nasıl kullanacağız, nelere dikkat edeceğiz.       (Yazılımcının işini hafifletmek için)</text:p>
      <text:p text:style-name="P36">1.3. GUI için kullanılan altyapının (QT, …) <text:s/>assistive technology ‘leri nasıl desteklediği ve otomatik bu şekilde olacak şekilde component hazırlığı yapılmalıdır.</text:p>
      <text:p text:style-name="P36"/>
      <text:p text:style-name="P36">1.4. En etkin test kodu <text:span text:style-name="T12">yazma </text:span>altyapısının hazırlanmasına ihtiyaç vardır.</text:p>
      <text:p text:style-name="P37">1.5. test dokümanı yazılmayacak, test kodu yazılacaktır.</text:p>
      <text:p text:style-name="P38"/>
      <text:p text:style-name="P38"/>
      <text:p text:style-name="P38"/>
      <text:p text:style-name="P38"/>
      <text:h text:style-name="P50" text:outline-level="2"><text:bookmark-start text:name="__RefHeading___Toc205_2986501323"/>Log<text:span text:style-name="T16">ging</text:span><text:bookmark-end text:name="__RefHeading___Toc205_2986501323"/></text:h>
      <text:p text:style-name="P3"/>
      <text:p text:style-name="P29">5. Log altyapısı nasıl olacaktır?<text:line-break/>5.1. Log'lar nerede tutulacak, <text:line-break/>5.2. Nasıl görüntülenecek (Dash boards, tablolar , özet tabloları ...),<text:line-break/>5.3. Buradan nasıl alarm üretilecek?</text:p>
      <text:p text:style-name="P29"/>
      <text:p text:style-name="P30">7. Sistem çalışırken neleri kaydedeceğiz ve recording/replay altyapısı en basit nasıl olmalıdır? Veriler nerede tutulmalıdır? <text:span text:style-name="T5">( Video kayıt, ekran, veriler, infogramlar ..)</text:span></text:p>
      <text:h text:style-name="P51" text:outline-level="2"><text:bookmark-start text:name="__RefHeading___Toc207_2986501323"/>Measurement<text:bookmark-end text:name="__RefHeading___Toc207_2986501323"/></text:h>
      <text:p text:style-name="P25">1.3. Performans testlerini nasıl yapacağız?<text:line-break/>1.3.1. Performans için probe noktaları nelerdir onu belirlemeliyiz <text:line-break/>       (ve mümkünse kodlama altyapısında / ana framework'te otomatik monitoring noktaları olan bir sistem bulmalıyız)<text:line-break/>1.3.2. Yazılımı geliştirirken , derleme anında otomatik olarak bu probeları koyan ve buradan istatistik üreten bir yapı kurmalıyız.<text:line-break/>1.3.3. Sistemde yeni probelar (ram, cpu, disk, gpu...) nasıl tanımlanacak ve bu probelar nasıl sergilenecek onu belirlemeliyiz. </text:p>
      <text:p text:style-name="P25"/>
      <text:h text:style-name="P52" text:outline-level="2"><text:bookmark-start text:name="__RefHeading___Toc346_1363580927"/>Thirdparty Library Management<text:bookmark-end text:name="__RefHeading___Toc346_1363580927"/></text:h>
      <text:p text:style-name="P64">Thidrparty kütüphane ve işletim sistemi için kullanım ve güncelleme politikamız ne olacaktır? </text:p>
      <text:p text:style-name="P64"/>
      <text:h text:style-name="P53" text:outline-level="2"><text:soft-page-break/>Library Management</text:h>
      <text:p text:style-name="P62">No Library inter-dependency, minimal library (only api)</text:p>
      <text:p text:style-name="P62"/>
      <text:p text:style-name="P62"><text:s/></text:p>
      <text:h text:style-name="P56" text:outline-level="2"><text:bookmark-start text:name="__RefHeading___Toc209_2986501323"/>Configuration <text:span text:style-name="T16">Files</text:span><text:bookmark-end text:name="__RefHeading___Toc209_2986501323"/></text:h>
      <text:p text:style-name="P25">1.4. Sistemde konfigürasyonel, kurulumsal, ağ olarak otomatik health check yapacak ve rapor çıkaracak bir yapı nasıl gerçeklenecektir (Uğur'un bahsettiği , kurulum sonrası check'leri yapacak tool)<text:line-break/>     Bu adım kullanılacak altyapı , donanım ve sistem mimarisi ile birlikte belirlenecektir.<text:line-break/>1.5. Bir platformun ihtiyaç duyduğu tüm konfigürasyon dosyalarının bir paket içinde toplanmasının sağlanması.</text:p>
      <text:p text:style-name="P26">1.5.1. System-subsystem <text:span text:style-name="T3">integration ve </text:span>configu<text:span text:style-name="T3">r</text:span>ation dosyalarının bir yerde durması.</text:p>
      <text:p text:style-name="P25"/>
      <text:h text:style-name="P56" text:outline-level="2"><text:bookmark-start text:name="__RefHeading___Toc211_2986501323"/>Documentation<text:bookmark-end text:name="__RefHeading___Toc211_2986501323"/></text:h>
      <text:p text:style-name="P4"/>
      <text:p text:style-name="P28">1.6. dokümantasyon konusunda </text:p>
      <text:p text:style-name="P28">1.6.1. Yazılımın kendi dokümantasyonu için , yazılımın içindeki commentlerden yararlanan altyapıların kullanılması</text:p>
      <text:p text:style-name="P28">1.6.2. Sistemin proje bağımsız üst seviye dokümanlarının olması ve bunların genişleyerek (kapsayıcı) ilerlemesi,</text:p>
      <text:p text:style-name="P28"/>
      <text:p text:style-name="P26">1.6.2.1.minimal seviyed<text:span text:style-name="T6">e</text:span> ama güncelleme garantili dokumanlar tanimlanmali.</text:p>
      <text:p text:style-name="P4"/>
      <text:h text:style-name="P54" text:outline-level="2"><text:bookmark-start text:name="__RefHeading___Toc348_1363580927"/>Training<text:bookmark-end text:name="__RefHeading___Toc348_1363580927"/></text:h>
      <text:p text:style-name="P42">Yazılım birimlerinin training modu nasıl olmalı, bu mod için neyi implemente etmelidirler.</text:p>
      <text:p text:style-name="P42">Training dünyasına geçerken hiçbirşey reboot, login(logout ediyor olmamalıdır.</text:p>
      <text:h text:style-name="P54" text:outline-level="2"><text:bookmark-start text:name="__RefHeading___Toc350_1363580927"/>Education<text:bookmark-end text:name="__RefHeading___Toc350_1363580927"/></text:h>
      <text:p text:style-name="P42">Personel eğitimi nasıl olacak, her csu oluşturulurken onu içeren eğitim video/otomatik oynatma (RPA) dosyalarını da içine koyup günceller.</text:p>
      <text:p text:style-name="P42"/>
      <text:p text:style-name="P43"><text:span text:style-name="T17">Eğitimlerde ve genel kullanımı kolaylaştırmak için “Virtual Assistant” <text:s/></text:span><text:span text:style-name="T18">geliştirilebilir</text:span><text:span text:style-name="T17">.</text:span></text:p>
      <text:h text:style-name="P55" text:outline-level="2"><text:bookmark-start text:name="__RefHeading___Toc213_2986501323"/>Software Configuration Management<text:bookmark-end text:name="__RefHeading___Toc213_2986501323"/></text:h>
      <text:p text:style-name="P19"/>
      <text:p text:style-name="P39">1. her yazılım birimi ayrı repository olacaktır.</text:p>
      <text:p text:style-name="P39">2. yazılım birimleri arasındaki uyumluluğun kontrolü bir veri tabanı aracılığıyla mı yapılacaktır.</text:p>
      <text:p text:style-name="P31">0. Yazıllım kod ağacında yeni bir yazılım birimi tanılanırken, yukarıdaki konularla ilgili bilgilerin doldurulacağı bir arayüz ile bu CSU açılır. (Nasıl test edilecek, nasıl loglanacak, probe noktaları,..)</text:p>
      <text:p text:style-name="P32">6. Devops, ALM nasıl yapacağız , CI/CD nasıl olacak<text:line-break/>6.1. Uygulama içi libleri nasıl yöneteceğiz, <text:line-break/>     kaç katman olacak, sürüm çıkarma periyodlari ne olacak<text:line-break/><text:soft-page-break/>6.2. third party libleri nasıl yöneteceğiz<text:line-break/>6.3. paket setini nasil cikaracagiz ve nasil yöneteceğiz.<text:line-break/>6.4. Tool cahin'i nasıl kuracağız ( Jenkins, Checkstyle, sonarqube, Nexus..)<text:line-break/>6.5. Aynı sürüm numarasındaki iki paket setinin içinde aynı paketlerin olmasını nasıl garanti edeceksiniz?<text:line-break/>     (Milgem 2.1.0 ile LHD 2.1.0 paket seti içerikleri farklı)<text:line-break/>6.6. Aynı sürüm numarasına ait iki paketin içinde aynı yazılımın olduğunu nasıl garanti edeceksiniz? <text:line-break/>     ( SDK içeriği değiştiği için , ve infra_infogramsdaki infogramlar yazlımının içine girdiği için,   bir uygulamanın aynı sürümünü derlesek bile farklı zamanlarda farklı sonuç veriyor !)<text:line-break/>6.7  Branch yapısını nasıl kuracaksınız, branch'ten etiket nasıl alacaksınız.<text:line-break/>6.8. Nightly ( build + code quality + unit test + automated scenario test + log parsing and report generation) nasıl yapılacak, --&gt; Yazılım alt yapılarını buna uygun seçmek gerekecektir !!!, örneğin selenium ile test edilebilmesi içib, guilerin web based olması gerecektir.</text:p>
      <text:p text:style-name="P28"/>
      <text:p text:style-name="P28"/>
      <text:p text:style-name="P33">6.9. Güvenlik problemi çıkmaması için hedef ortamda uygulamalar binary olacak şekilde bir altyapı seçilmelidir. </text:p>
      <text:p text:style-name="P33">6.10. Sürüm yönetiminde Release Candidate mantığı uygulanmalıdır, nasıl uygulanacaktır?</text:p>
      <text:p text:style-name="P33">6.11. Paket setini yönetmek için nasıl bir tool kullanılacaktır (DB + Web Servis + GUI  PackageSetBuilder). Tüm yukarıda belirtilen sürüm checkleri, release candidate mantığı , yazılımların test durumları ve dependencyleri, varsa static yapılabilecek testler ( infogram mismatch gibi) vs. web servis içinde kontrol edilmelidir.</text:p>
      <text:p text:style-name="P33">6.12. Kurulum sunucusuna bu paketler konulunca başka birşey yapılmasına ihtiyaç olmamalıdır, kurulum sunucusunun kendisinin de update edilmesine ihtiyaç olmamalıdır. ansbile komutları yüklenen bilgisayarın üzerinde , ilgili configürasyon rpm'i ile yapmalıyız.</text:p>
      <text:p text:style-name="P33"> 6.13. Paket setinin ilgili platforma kurulduğunun garantisini almak için bir yöntem geliştirilmesi.</text:p>
      <text:p text:style-name="P33">6.14. Alt yüklenicilerden gelen imaj ve yazılım paketlerinin nasıl yönetileceği ( Bunun için ve paketler /paket setleri için ayrılmış genişleyebilen yedekli bir NAS sunucu olmalıdır !!)</text:p>
      <text:p text:style-name="P28"/>
      <text:p text:style-name="P28">1.7. Sistem recovery'sinin network bağımsız , kendi içindeki bir diskten birkaç dakikada yapılabiliryor olması gerekmektedir. </text:p>
      <text:p text:style-name="P28">1.8. Platformlarda verilen VDDyi otomatik check edecek bir mekanizmanın oluşturulması.</text:p>
      <text:p text:style-name="P28">1.9. Yazılım güncellemelerinini tüm sistem için yapılması (Tüm sistemin, advent'in , tek sürümü olması , bu sürümlerin farklı platformlara farklı konfigürasyonlarla gönderilmesi)</text:p>
      <text:p text:style-name="P28">       Her hafta sürüm çıkarılması , ve çıkan sistem sürümünün içeriğinin herkese mail atılması</text:p>
      <text:p text:style-name="P28"/>
      <text:h text:style-name="P46" text:outline-level="1"><text:bookmark-start text:name="__RefHeading___Toc215_2986501323"/><text:span text:style-name="T8">Deployment</text:span><text:span text:style-name="T1"> Principles</text:span><text:bookmark-end text:name="__RefHeading___Toc215_2986501323"/></text:h>
      <text:p text:style-name="P16"/>
      <text:h text:style-name="P60" text:outline-level="2"><text:bookmark-start text:name="__RefHeading___Toc352_1363580927"/>Lab Deployment Principles<text:bookmark-end text:name="__RefHeading___Toc352_1363580927"/></text:h>
      <text:p text:style-name="P14"/>
      <text:p text:style-name="P15">1. <text:s/>Lab Deployment should only be made via devops scripts triggered by issue tracking system. </text:p>
      <text:h text:style-name="P60" text:outline-level="2"><text:bookmark-start text:name="__RefHeading___Toc354_1363580927"/><text:soft-page-break/>Platform Deployment Principles<text:bookmark-end text:name="__RefHeading___Toc354_1363580927"/></text:h>
      <text:p text:style-name="P5">1. All the software should be deployable to one uniq directory in the OS.</text:p>
      <text:p text:style-name="P6">2. All the software should be deployable identical– N cluster - <text:s/>machines.</text:p>
      <text:p text:style-name="P5">3. All file systems in the deployed operating system should be in Read-Only mode while <text:span text:style-name="T19">in </text:span><text:s/>operating <text:span text:style-name="T19">mode</text:span>. Except redundant file storage unit<text:span text:style-name="T20">s</text:span>. <text:s/><text:span text:style-name="T7">( software modules should not consider writing anything to filesystem, </text:span><text:span text:style-name="T21">they should use a file service</text:span><text:span text:style-name="T7">)</text:span></text:p>
      <text:p text:style-name="P20"><text:span text:style-name="T13">4. <text:s/></text:span><text:span text:style-name="T14">All platform configuration </text:span><text:span text:style-name="T15">files</text:span><text:span text:style-name="T14"> should be deployed using a single package. </text:span><text:span text:style-name="T15">Other packages contain only plain binary files.</text:span></text:p>
      <text:h text:style-name="P47" text:outline-level="1"><text:bookmark-start text:name="__RefHeading___Toc217_2986501323"/>Architecture <text:span text:style-name="T6">Principles</text:span><text:bookmark-end text:name="__RefHeading___Toc217_2986501323"/></text:h>
      <text:p text:style-name="P7"/>
      <text:h text:style-name="P57" text:outline-level="2"><text:bookmark-start text:name="__RefHeading___Toc219_2986501323"/>Software Architecture<text:bookmark-end text:name="__RefHeading___Toc219_2986501323"/></text:h>
      <text:p text:style-name="P34">2. Sistem kendi içinde nasıl konuşacak : Mesaj bazlı mı, yoksa servis call bazlı mı, yoksa karma mı?<text:line-break/><text:line-break/>3. Sistemde library olarak sadece thin layer api mi yazılacak?<text:line-break/>3.1. şu anki gibi implementasyon lib'in içinde mi olacak? (Bu yüzden şu günlerde sıkıntı yaşıyoruz)<text:line-break/>3.2.  bu implementasyon servis olarak mı implemente edilecek ?</text:p>
      <text:p text:style-name="P40"/>
      <text:p text:style-name="P41"/>
      <text:p text:style-name="P63">4. Tüm programlar <text:span text:style-name="T22">( redis içi veya dışı (subsystem/gui) ) , 1 redis key’ini dinler (redisClient.zadd <text:s/>ve <text:s/>redisClient.zrange ) , ama N tane key’e yazar.</text:span></text:p>
      <text:p text:style-name="P63"/>
      <text:p text:style-name="P63"><text:span text:style-name="T24">5. Dış programlar için, her key eklemesinde topic ‘ten mesaj yayinlanabilir (uyarmak icin)</text:span></text:p>
      <text:p text:style-name="P40"/>
      <text:p text:style-name="P34"/>
      <text:h text:style-name="P61" text:outline-level="3"><text:bookmark-start text:name="__RefHeading___Toc221_2986501323"/>Subsystem Inte<text:span text:style-name="T4">gration Architecture</text:span><text:bookmark-end text:name="__RefHeading___Toc221_2986501323"/></text:h>
      <text:p text:style-name="P8"/>
      <text:p text:style-name="P29">4. Sistem , dış sistemlerle nasıl haberleşecek, belli bir arayüz kullanılacak mı, <text:line-break/>   yoksa her yazılım kendi başına mı takılacak. (Side güzel bir yapı, bu yapıda düzeltilecek hususlar var mıdır?)</text:p>
      <text:h text:style-name="P58" text:outline-level="2"><text:bookmark-start text:name="__RefHeading___Toc223_2986501323"/><text:span text:style-name="T9">Simulation/</text:span><text:span text:style-name="T11">Training</text:span><text:span text:style-name="T2"> Architecture</text:span><text:bookmark-end text:name="__RefHeading___Toc223_2986501323"/></text:h>
      <text:p text:style-name="P34">4.1. Dış arayüzlerle, sistem arasına simülatörü nasıl yerleştireceğiz?</text:p>
      <text:p text:style-name="P34">4.2. Simülatör ve gerçek sistem ayrımında , güvenli bir gateway yapmalı mıyız?</text:p>
      <text:p text:style-name="P34">4.2.1. Bugünkü açık eğitim altyapısında tehlikeli kısımlarva, bu tehlikeli kısımları nasıl bertaraf ederiz? (örn. lhd.sat.stop.)</text:p>
      <text:p text:style-name="P34">4.3. Simülatör alt yapısında değişiklik olacak mıdır? (daha ucuz)</text:p>
      <text:h text:style-name="P58" text:outline-level="2"><text:bookmark-start text:name="__RefHeading___Toc225_2986501323"/><text:span text:style-name="T10">Hardware</text:span><text:span text:style-name="T2"> Architecture</text:span><text:bookmark-end text:name="__RefHeading___Toc225_2986501323"/></text:h>
      <text:p text:style-name="P9">1. All system hardware should be fanless.</text:p>
      <text:p text:style-name="P9"><text:soft-page-break/>2. All harddisks in the system should be SSD.</text:p>
      <text:p text:style-name="P9">3. All system hardware should operate between -40 and + 70 degree celcius.</text:p>
      <text:h text:style-name="P59" text:outline-level="2"><text:bookmark-start text:name="__RefHeading___Toc227_2986501323"/><text:span text:style-name="T10">Network</text:span><text:span text:style-name="T2"> Architecture</text:span><text:bookmark-end text:name="__RefHeading___Toc227_2986501323"/></text:h>
      <text:p text:style-name="P27">8. Video ağı nasıl kurulacak/yönetilecek/</text:p>
      <text:p text:style-name="P10"/>
      <text:p text:style-name="P35">9. Gemide , veya hedef ortamda MLOps altyapısı oluşturulacak mıdır ( Yusuf Kunt)?<text:line-break/>9.1. Bu altyapı sistemin diğer birimleri ile nasıl haberleşecektir?<text:line-break/><text:line-break/><text:line-break/></text:p>
      <text:p text:style-name="P24"/>
      <text:p text:style-name="P24"/>
      <text:p text:style-name="P25"/>
      <text:p text:style-name="P34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2" fo:font-family="Arial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Arial2" fo:font-family="Arial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Arial2" fo:font-family="Arial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Arial2" fo:font-family="Arial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style:font-name="Arial1" fo:font-family="Arial" style:font-style-name="Regular" style:font-family-generic="swiss" style:font-pitch="variable"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4T23:13:26.465562253</meta:creation-date>
    <dc:date>2023-02-07T23:13:30.837454856</dc:date>
    <meta:editing-duration>PT2H46M43S</meta:editing-duration>
    <meta:editing-cycles>40</meta:editing-cycles>
    <meta:generator>LibreOffice/6.4.7.2$Linux_X86_64 LibreOffice_project/40$Build-2</meta:generator>
    <meta:document-statistic meta:table-count="0" meta:image-count="0" meta:object-count="0" meta:page-count="7" meta:paragraph-count="98" meta:word-count="1228" meta:character-count="9134" meta:non-whitespace-character-count="7929"/>
  </office:meta>
</office:document-meta>
</file>